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21ac"/>
    </style:style>
    <style:style style:name="P2" style:family="paragraph" style:parent-style-name="Standard">
      <style:text-properties officeooo:rsid="0008b2e1" officeooo:paragraph-rsid="0008b2e1"/>
    </style:style>
    <style:style style:name="P3" style:family="paragraph" style:parent-style-name="Standard">
      <style:text-properties officeooo:rsid="0009e73b" officeooo:paragraph-rsid="0009e73b"/>
    </style:style>
    <style:style style:name="P4" style:family="paragraph" style:parent-style-name="Standard">
      <style:text-properties officeooo:rsid="000e90f4" officeooo:paragraph-rsid="000e90f4"/>
    </style:style>
    <style:style style:name="P5" style:family="paragraph" style:parent-style-name="Standard">
      <style:text-properties officeooo:rsid="000feaac" officeooo:paragraph-rsid="000feaac"/>
    </style:style>
    <style:style style:name="P6" style:family="paragraph" style:parent-style-name="Standard">
      <style:text-properties fo:font-weight="bold" officeooo:paragraph-rsid="0008b2e1" style:font-weight-asian="bold" style:font-weight-complex="bold"/>
    </style:style>
    <style:style style:name="P7" style:family="paragraph" style:parent-style-name="Standard" style:list-style-name="L1">
      <style:text-properties officeooo:paragraph-rsid="0009e73b"/>
    </style:style>
    <style:style style:name="P8" style:family="paragraph" style:parent-style-name="Standard" style:list-style-name="L1">
      <style:text-properties officeooo:paragraph-rsid="000a7b23"/>
    </style:style>
    <style:style style:name="P9" style:family="paragraph" style:parent-style-name="Standard" style:list-style-name="L1">
      <style:text-properties officeooo:paragraph-rsid="000d52e5"/>
    </style:style>
    <style:style style:name="P10" style:family="paragraph" style:parent-style-name="Standard" style:list-style-name="L2">
      <style:text-properties officeooo:rsid="000f39f9" officeooo:paragraph-rsid="000f39f9"/>
    </style:style>
    <style:style style:name="P11" style:family="paragraph" style:parent-style-name="Standard" style:list-style-name="L2">
      <style:text-properties officeooo:rsid="000feaac" officeooo:paragraph-rsid="000feaac"/>
    </style:style>
    <style:style style:name="P12" style:family="paragraph" style:parent-style-name="Standard" style:list-style-name="L3">
      <style:text-properties officeooo:rsid="000feaac" officeooo:paragraph-rsid="000feaac"/>
    </style:style>
    <style:style style:name="P13" style:family="paragraph" style:parent-style-name="Standard">
      <style:text-properties officeooo:rsid="001121ac" officeooo:paragraph-rsid="001121ac"/>
    </style:style>
    <style:style style:name="P14" style:family="paragraph" style:parent-style-name="Standard">
      <style:text-properties officeooo:rsid="001121ac" officeooo:paragraph-rsid="001b46a7"/>
    </style:style>
    <style:style style:name="P15" style:family="paragraph" style:parent-style-name="Standard" style:list-style-name="L6">
      <style:text-properties officeooo:rsid="001121ac" officeooo:paragraph-rsid="001b46a7"/>
    </style:style>
    <style:style style:name="P16" style:family="paragraph" style:parent-style-name="Standard" style:list-style-name="L5">
      <style:text-properties officeooo:paragraph-rsid="0008dda9"/>
    </style:style>
    <style:style style:name="P17" style:family="paragraph" style:parent-style-name="Standard" style:list-style-name="L5">
      <style:text-properties officeooo:rsid="0008b2e1" officeooo:paragraph-rsid="0008b2e1"/>
    </style:style>
    <style:style style:name="T1" style:family="text">
      <style:text-properties officeooo:rsid="0008b2e1"/>
    </style:style>
    <style:style style:name="T2" style:family="text">
      <style:text-properties officeooo:rsid="0008dda9"/>
    </style:style>
    <style:style style:name="T3" style:family="text">
      <style:text-properties officeooo:rsid="0009e73b"/>
    </style:style>
    <style:style style:name="T4" style:family="text">
      <style:text-properties officeooo:rsid="0009fd2d"/>
    </style:style>
    <style:style style:name="T5" style:family="text">
      <style:text-properties officeooo:rsid="000a7b23"/>
    </style:style>
    <style:style style:name="T6" style:family="text">
      <style:text-properties officeooo:rsid="000d52e5"/>
    </style:style>
    <style:style style:name="T7" style:family="text">
      <style:text-properties officeooo:rsid="001121ac"/>
    </style:style>
    <style:style style:name="T8" style:family="text">
      <style:text-properties officeooo:rsid="001b46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edians and Order Statistics</text:span><text:span text:style-name="T3">(linear time selection)</text:span></text:p>
      <text:p text:style-name="P2"/>
      <text:p text:style-name="P3">Minimum and maximum selection</text:p>
      <text:list xml:id="list6493789088321521307" text:style-name="L1">
        <text:list-item>
          <text:p text:style-name="P7"><text:span text:style-name="T3">n – 1 comparisons. </text:span><text:span text:style-name="T4">Viewing this as a tournament.</text:span></text:p>
        </text:list-item>
        <text:list-item>
          <text:p text:style-name="P8"><text:span text:style-name="T5">Simultaneous maximum and minimum using at most</text:span><text:span text:style-name="T5"><draw:frame draw:style-name="fr1" draw:name="Object1" text:anchor-type="as-char" svg:y="-0.1484in" svg:width="0.5366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 </text:span><text:span text:style-name="T6">comparisons.</text:span></text:p>
        </text:list-item>
        <text:list-item>
          <text:p text:style-name="P9"><text:span text:style-name="T6">Finding second smallest number using</text:span><text:span text:style-name="T6"><draw:frame draw:style-name="fr1" draw:name="Object2" text:anchor-type="as-char" svg:y="-0.152in" svg:width="1.1862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comparisons.</text:span></text:p>
        </text:list-item>
      </text:list>
      <text:p text:style-name="P2"/>
      <text:p text:style-name="P4">Randomized select</text:p>
      <text:list xml:id="list3746162350776498759" text:style-name="L2">
        <text:list-item>
          <text:p text:style-name="P10">Algorithm</text:p>
        </text:list-item>
        <text:list-item>
          <text:p text:style-name="P10">Linear average case performance</text:p>
        </text:list-item>
        <text:list-item>
          <text:p text:style-name="P11"><text:a xlink:type="simple" xlink:href="https://github.com/AbhijithMadhav/sorting/blob/master/Sorting/src/sorting/quicksort/RSelect.java">Implementation</text:a></text:p>
        </text:list-item>
      </text:list>
      <text:p text:style-name="P5"/>
      <text:p text:style-name="P5">Deterministic select</text:p>
      <text:list xml:id="list8615889264761795574" text:style-name="L3">
        <text:list-item>
          <text:p text:style-name="P12">Algorithm</text:p>
        </text:list-item>
        <text:list-item>
          <text:p text:style-name="P12">Linear worst case performance</text:p>
        </text:list-item>
        <text:list-item>
          <text:p text:style-name="P12">Implementation</text:p>
        </text:list-item>
      </text:list>
      <text:p text:style-name="P4"/>
      <text:p text:style-name="P1"><text:a xlink:type="simple" xlink:href="../Applications%20-%20Linear%20time%20selection.odt"><text:span text:style-name="T7">Applications</text:span></text:a></text:p>
      <text:p text:style-name="P13"/>
      <text:p text:style-name="P14"><text:span text:style-name="T8">To do</text:span></text:p>
      <text:list xml:id="list6819187729650758912" text:style-name="L6">
        <text:list-item>
          <text:p text:style-name="P15"><text:span text:style-name="T8">Deterministic algorithm</text:span></text:p>
          <text:list>
            <text:list-item>
              <text:p text:style-name="P15"><text:span text:style-name="T8">Performance</text:span></text:p>
            </text:list-item>
            <text:list-item>
              <text:p text:style-name="P15"><text:span text:style-name="T8">Implementation</text:span></text:p>
            </text:list-item>
            <text:list-item>
              <text:p text:style-name="P15"><text:span text:style-name="T8">Exercises</text:span></text:p>
            </text:list-item>
          </text:list>
        </text:list-item>
        <text:list-item>
          <text:p text:style-name="P15"><text:span text:style-name="T8">Exercises</text:span></text:p>
        </text:list-item>
      </text:list>
      <text:p text:style-name="P14"><text:span text:style-name="T8"/></text:p>
      <text:p text:style-name="P2">References</text:p>
      <text:list xml:id="list1495971081323808907" text:style-name="L5">
        <text:list-item>
          <text:p text:style-name="P17">CLRS – Chapter 9</text:p>
        </text:list-item>
        <text:list-item>
          <text:p text:style-name="P16"><text:span text:style-name="T2">Coursera – Tim Roug</text:span><text:span text:style-name="T3">hg</text:span><text:span text:style-name="T2">arde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8:22:29</meta:creation-date>
    <dc:title>T1</dc:title>
    <meta:editing-duration>PT14M55S</meta:editing-duration>
    <meta:editing-cycles>8</meta:editing-cycles>
    <meta:generator>LibreOffice/4.0.2.2$Linux_x86 LibreOffice_project/400m0$Build-2</meta:generator>
    <meta:initial-creator>Kempa </meta:initial-creator>
    <dc:date>2013-10-09T11:50:12</dc:date>
    <dc:creator>Kempa </dc:creator>
    <meta:document-statistic meta:table-count="0" meta:image-count="0" meta:object-count="2" meta:page-count="1" meta:paragraph-count="23" meta:word-count="79" meta:character-count="537" meta:non-whitespace-character-count="493"/>
    <meta:template xlink:type="simple" xlink:actuate="onRequest" xlink:title="T1" xlink:href="../../../../.config/libreoffice/4/user/template/T1.ott" meta:date="2013-10-08T18:22:27"/>
  </office:meta>
</office:document-meta>
</file>

<file path=Object 1/content.xml><?xml version="1.0" encoding="utf-8"?>
<math xmlns="http://www.w3.org/1998/Math/MathML">
  <semantics>
    <mrow>
      <mn>3</mn>
      <mrow>
        <mo stretchy="false">⌊</mo>
        <mrow>
          <mrow>
            <mi>n</mi>
            <mo stretchy="false">/</mo>
            <mn>3</mn>
          </mrow>
        </mrow>
        <mo stretchy="false">⌋</mo>
      </mrow>
    </mrow>
    <annotation encoding="StarMath 5.0"> 3 lfloor n /3 rfloor</annotation>
  </semantics>
</math>
</file>

<file path=Object 2/content.xml><?xml version="1.0" encoding="utf-8"?>
<math xmlns="http://www.w3.org/1998/Math/MathML">
  <semantics>
    <mrow>
      <mrow>
        <mrow>
          <mo stretchy="false">(</mo>
          <mrow>
            <mi>n</mi>
            <mi>–</mi>
            <mn>1</mn>
          </mrow>
          <mo stretchy="false">)</mo>
        </mrow>
        <mo stretchy="false">+</mo>
        <mrow>
          <mo stretchy="false">⌈</mo>
          <mrow>
            <mi mathvariant="italic">lg</mi>
            <mi>n</mi>
            <mi>–</mi>
            <mn>1</mn>
          </mrow>
          <mo stretchy="false">⌉</mo>
        </mrow>
      </mrow>
    </mrow>
    <annotation encoding="StarMath 5.0"> (n – 1) + lceil lg n – 1 rceil</annotation>
  </semantics>
</math>
</file>